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7.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7.9cm" svg:height="1.2cm" svg:x="2.4cm" svg:y="9.4cm">
          <text:p text:style-name="P1"><text:span text:style-name="T1">Taavitsainen-Möttönen Irmeli Kaarin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1cm" svg:x="4.1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9cm" svg:height="1.2cm" svg:x="2.4cm" svg:y="9.4cm">
          <text:p text:style-name="P1"><text:span text:style-name="T1">Taavitsainen-Möttönen Irmeli Kaari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9cm" svg:height="1.2cm" svg:x="3.5cm" svg:y="15.7cm">
          <text:p text:style-name="P1"><text:span text:style-name="T1">Röppönen Ernesti Eerikinpoi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5cm" svg:height="3.2cm" svg:x="4.3cm" svg:y="2.7cm">
          <text:p text:style-name="P1"><text:span text:style-name="T2">1</text:span></text:p>
          <text:p text:style-name="P1"><text:span text:style-name="T2">Taavitsainen-Möttönen Irmeli Kaarina</text:span></text:p>
          <text:p text:style-name="P1"><text:span text:style-name="T2">1453</text:span></text:p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5:31:16.663043316</meta:creation-date>
    <dc:date>2018-02-19T15:52:55.198742824</dc:date>
    <meta:editing-duration>PT1M18S</meta:editing-duration>
    <meta:editing-cycles>1</meta:editing-cycles>
    <meta:document-statistic meta:object-count="5"/>
    <meta:generator>LibreOffice/5.1.6.2$Linux_X86_64 LibreOffice_project/10m0$Build-2</meta:generator>
  </office:meta>
</office:document-meta>
</file>